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906" officeooo:paragraph-rsid="0014b906"/>
    </style:style>
    <style:style style:name="P2" style:family="paragraph" style:parent-style-name="Standard">
      <style:text-properties officeooo:rsid="001581e6" officeooo:paragraph-rsid="001581e6"/>
    </style:style>
    <style:style style:name="T1" style:family="text">
      <style:text-properties officeooo:rsid="001581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ufgiasufguiasfuiuifgy<text:span text:style-name="T1">dsdfsd</text:span></text:p>
      <text:p text:style-name="P2">f</text:p>
      <text:p text:style-name="P2">sd</text:p>
      <text:p text:style-name="P2">f</text:p>
      <text:p text:style-name="P2"/>
      <text:p text:style-name="P2">sd</text:p>
      <text:p text:style-name="P2">f</text:p>
      <text:p text:style-name="P2">sd</text:p>
      <text:p text:style-name="P2">f</text:p>
      <text:p text:style-name="P2">sd</text:p>
      <text:p text:style-name="P2">sdf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19:36:36.161898600</meta:creation-date>
    <dc:date>2025-09-24T20:00:01.699433196</dc:date>
    <meta:editing-duration>PT29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" meta:paragraph-count="10" meta:word-count="10" meta:character-count="44" meta:non-whitespace-character-count="44"/>
  </office:meta>
</office:document-meta>
</file>